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12.88mm"/>
    </style:style>
    <style:style style:name="co8" style:family="table-column">
      <style:table-column-properties fo:break-before="auto" style:column-width="46.11mm"/>
    </style:style>
    <style:style style:name="co9" style:family="table-column">
      <style:table-column-properties fo:break-before="auto" style:column-width="91.8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report19071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eneral</text:p>
          </table:table-cell>
          <table:table-cell table:number-columns-repeated="7"/>
          <table:table-cell office:value-type="string" calcext:value-type="string">
            <text:p>2020-07-27 23:35:28 +0300</text:p>
          </table:table-cell>
          <table:table-cell office:value-type="string" calcext:value-type="string">
            <text:p>date_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neral</text:p>
          </table:table-cell>
          <table:table-cell table:number-columns-repeated="7"/>
          <table:table-cell office:value-type="float" office:value="72341" calcext:value-type="float">
            <text:p>72341</text:p>
          </table:table-cell>
          <table:table-cell office:value-type="string" calcext:value-type="string">
            <text:p>total_reques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eneral</text:p>
          </table:table-cell>
          <table:table-cell table:number-columns-repeated="7"/>
          <table:table-cell office:value-type="float" office:value="72341" calcext:value-type="float">
            <text:p>72341</text:p>
          </table:table-cell>
          <table:table-cell office:value-type="string" calcext:value-type="string">
            <text:p>valid_request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eneral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failed_request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neral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generation_tim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eneral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unique_visitor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neral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unique_fil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eneral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excluded_hit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eneral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unique_referrer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eneral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unique_not_fou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eneral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unique_static_fil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general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log_siz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general</text:p>
          </table:table-cell>
          <table:table-cell table:number-columns-repeated="7"/>
          <table:table-cell office:value-type="float" office:value="559686416" calcext:value-type="float">
            <text:p>559686416</text:p>
          </table:table-cell>
          <table:table-cell office:value-type="string" calcext:value-type="string">
            <text:p>bandwidth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general</text:p>
          </table:table-cell>
          <table:table-cell table:number-columns-repeated="7"/>
          <table:table-cell office:value-type="string" calcext:value-type="string">
            <text:p>STDIN</text:p>
          </table:table-cell>
          <table:table-cell office:value-type="string" calcext:value-type="string">
            <text:p>log_pa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itors</text:p>
          </table:table-cell>
          <table:table-cell office:value-type="float" office:value="72341" calcext:value-type="float">
            <text:p>72341</text:p>
          </table:table-cell>
          <table:table-cell office:value-type="string" calcext:value-type="string">
            <text:p>100.00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00%</text:p>
          </table:table-cell>
          <table:table-cell office:value-type="float" office:value="559686416" calcext:value-type="float">
            <text:p>559686416</text:p>
          </table:table-cell>
          <table:table-cell office:value-type="string" calcext:value-type="string">
            <text:p>100.00%</text:p>
          </table:table-cell>
          <table:table-cell table:number-columns-repeated="2"/>
          <table:table-cell office:value-type="float" office:value="20200719" calcext:value-type="float">
            <text:p>202007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requests</text:p>
          </table:table-cell>
          <table:table-cell table:style-name="ce2" office:value-type="float" office:value="9054" calcext:value-type="float">
            <text:p>9054</text:p>
          </table:table-cell>
          <table:table-cell office:value-type="string" calcext:value-type="string">
            <text:p>12.52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requests</text:p>
          </table:table-cell>
          <table:table-cell table:style-name="ce2" office:value-type="float" office:value="9053" calcext:value-type="float">
            <text:p>9053</text:p>
          </table:table-cell>
          <table:table-cell office:value-type="string" calcext:value-type="string">
            <text:p>12.51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.00%</text:p>
          </table:table-cell>
          <table:table-cell office:value-type="float" office:value="9112039" calcext:value-type="float">
            <text:p>9112039</text:p>
          </table:table-cell>
          <table:table-cell office:value-type="string" calcext:value-type="string">
            <text:p>1.63%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HTTP/1.1</text:p>
          </table:table-cell>
          <table:table-cell table:style-name="ce6" office:value-type="string" calcext:value-type="string">
            <text:p>/Account/Login?ReturnUrl=/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requests</text:p>
          </table:table-cell>
          <table:table-cell table:style-name="ce2" office:value-type="float" office:value="9039" calcext:value-type="float">
            <text:p>9039</text:p>
          </table:table-cell>
          <table:table-cell office:value-type="string" calcext:value-type="string">
            <text:p>12.49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.00%</text:p>
          </table:table-cell>
          <table:table-cell office:value-type="float" office:value="9392561" calcext:value-type="float">
            <text:p>9392561</text:p>
          </table:table-cell>
          <table:table-cell office:value-type="string" calcext:value-type="string">
            <text:p>1.68%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HTTP/1.1</text:p>
          </table:table-cell>
          <table:table-cell table:style-name="ce6" office:value-type="string" calcext:value-type="string">
            <text:p>/Account/Regist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requests</text:p>
          </table:table-cell>
          <table:table-cell table:style-name="ce2" office:value-type="float" office:value="9039" calcext:value-type="float">
            <text:p>9039</text:p>
          </table:table-cell>
          <table:table-cell office:value-type="string" calcext:value-type="string">
            <text:p>12.49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.00%</text:p>
          </table:table-cell>
          <table:table-cell office:value-type="float" office:value="9653456" calcext:value-type="float">
            <text:p>9653456</text:p>
          </table:table-cell>
          <table:table-cell office:value-type="string" calcext:value-type="string">
            <text:p>1.72%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HTTP/1.1</text:p>
          </table:table-cell>
          <table:table-cell table:style-name="ce6" office:value-type="string" calcext:value-type="string">
            <text:p>/Account/Regist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requests</text:p>
          </table:table-cell>
          <table:table-cell table:style-name="ce2" office:value-type="float" office:value="9039" calcext:value-type="float">
            <text:p>9039</text:p>
          </table:table-cell>
          <table:table-cell office:value-type="string" calcext:value-type="string">
            <text:p>12.49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HTTP/1.1</text:p>
          </table:table-cell>
          <table:table-cell table:style-name="ce6" office:value-type="string" calcext:value-type="string">
            <text:p>/Account/Logo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requests</text:p>
          </table:table-cell>
          <table:table-cell table:style-name="ce2" office:value-type="float" office:value="9039" calcext:value-type="float">
            <text:p>9039</text:p>
          </table:table-cell>
          <table:table-cell office:value-type="string" calcext:value-type="string">
            <text:p>12.49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.00%</text:p>
          </table:table-cell>
          <table:table-cell office:value-type="float" office:value="9101277" calcext:value-type="float">
            <text:p>9101277</text:p>
          </table:table-cell>
          <table:table-cell office:value-type="string" calcext:value-type="string">
            <text:p>1.63%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/Account/Log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tic_requests</text:p>
          </table:table-cell>
          <table:table-cell office:value-type="float" office:value="9039" calcext:value-type="float">
            <text:p>9039</text:p>
          </table:table-cell>
          <table:table-cell office:value-type="string" calcext:value-type="string">
            <text:p>12.49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.00%</text:p>
          </table:table-cell>
          <table:table-cell office:value-type="float" office:value="232835601" calcext:value-type="float">
            <text:p>232835601</text:p>
          </table:table-cell>
          <table:table-cell office:value-type="string" calcext:value-type="string">
            <text:p>41.60%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/lib/bootstrap/dist/css/bootstrap.c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tic_requests</text:p>
          </table:table-cell>
          <table:table-cell office:value-type="float" office:value="9039" calcext:value-type="float">
            <text:p>9039</text:p>
          </table:table-cell>
          <table:table-cell office:value-type="string" calcext:value-type="string">
            <text:p>12.49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.00%</text:p>
          </table:table-cell>
          <table:table-cell office:value-type="float" office:value="289591482" calcext:value-type="float">
            <text:p>289591482</text:p>
          </table:table-cell>
          <table:table-cell office:value-type="string" calcext:value-type="string">
            <text:p>51.74%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HTTP/1.1</text:p>
          </table:table-cell>
          <table:table-cell office:value-type="string" calcext:value-type="string">
            <text:p>/favicon.ic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sts</text:p>
          </table:table-cell>
          <table:table-cell office:value-type="float" office:value="72340" calcext:value-type="float">
            <text:p>72340</text:p>
          </table:table-cell>
          <table:table-cell office:value-type="string" calcext:value-type="string">
            <text:p>100.0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.00%</text:p>
          </table:table-cell>
          <table:table-cell office:value-type="float" office:value="559686416" calcext:value-type="float">
            <text:p>559686416</text:p>
          </table:table-cell>
          <table:table-cell office:value-type="string" calcext:value-type="string">
            <text:p>100.00%</text:p>
          </table:table-cell>
          <table:table-cell table:number-columns-repeated="2"/>
          <table:table-cell office:value-type="string" calcext:value-type="string">
            <text:p>185.233.0.1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s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/>
          <table:table-cell office:value-type="string" calcext:value-type="string">
            <text:p>122.228.19.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s</text:p>
          </table:table-cell>
          <table:table-cell office:value-type="float" office:value="72340" calcext:value-type="float">
            <text:p>72340</text:p>
          </table:table-cell>
          <table:table-cell office:value-type="string" calcext:value-type="string">
            <text:p>100.0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.00%</text:p>
          </table:table-cell>
          <table:table-cell office:value-type="float" office:value="559686416" calcext:value-type="float">
            <text:p>559686416</text:p>
          </table:table-cell>
          <table:table-cell office:value-type="string" calcext:value-type="string">
            <text:p>100.00%</text:p>
          </table:table-cell>
          <table:table-cell table:number-columns-repeated="2"/>
          <table:table-cell office:value-type="string" calcext:value-type="string">
            <text:p>Window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s</text:p>
          </table:table-cell>
          <table:table-cell office:value-type="float" office:value="72340" calcext:value-type="float">
            <text:p>72340</text:p>
          </table:table-cell>
          <table:table-cell office:value-type="string" calcext:value-type="string">
            <text:p>100.0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.00%</text:p>
          </table:table-cell>
          <table:table-cell office:value-type="float" office:value="559686416" calcext:value-type="float">
            <text:p>559686416</text:p>
          </table:table-cell>
          <table:table-cell office:value-type="string" calcext:value-type="string">
            <text:p>100.00%</text:p>
          </table:table-cell>
          <table:table-cell table:number-columns-repeated="2"/>
          <table:table-cell office:value-type="string" calcext:value-type="string">
            <text:p>Windows 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/>
          <table:table-cell office:value-type="string" calcext:value-type="string">
            <text:p>Macintos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/>
          <table:table-cell office:value-type="string" calcext:value-type="string">
            <text:p>OS X 10.11 El Capit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rowsers</text:p>
          </table:table-cell>
          <table:table-cell office:value-type="float" office:value="72340" calcext:value-type="float">
            <text:p>72340</text:p>
          </table:table-cell>
          <table:table-cell office:value-type="string" calcext:value-type="string">
            <text:p>100.0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.00%</text:p>
          </table:table-cell>
          <table:table-cell office:value-type="float" office:value="559686416" calcext:value-type="float">
            <text:p>559686416</text:p>
          </table:table-cell>
          <table:table-cell office:value-type="string" calcext:value-type="string">
            <text:p>100.00%</text:p>
          </table:table-cell>
          <table:table-cell table:number-columns-repeated="2"/>
          <table:table-cell office:value-type="string" calcext:value-type="string">
            <text:p>MSI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rowsers</text:p>
          </table:table-cell>
          <table:table-cell office:value-type="float" office:value="72340" calcext:value-type="float">
            <text:p>72340</text:p>
          </table:table-cell>
          <table:table-cell office:value-type="string" calcext:value-type="string">
            <text:p>100.0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.00%</text:p>
          </table:table-cell>
          <table:table-cell office:value-type="float" office:value="559686416" calcext:value-type="float">
            <text:p>559686416</text:p>
          </table:table-cell>
          <table:table-cell office:value-type="string" calcext:value-type="string">
            <text:p>100.00%</text:p>
          </table:table-cell>
          <table:table-cell table:number-columns-repeated="2"/>
          <table:table-cell office:value-type="string" calcext:value-type="string">
            <text:p>MSIE/11.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ows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/>
          <table:table-cell office:value-type="string" calcext:value-type="string">
            <text:p>Firefo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ws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/>
          <table:table-cell office:value-type="string" calcext:value-type="string">
            <text:p>Firefox/47.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sit_time</text:p>
          </table:table-cell>
          <table:table-cell office:value-type="float" office:value="72341" calcext:value-type="float">
            <text:p>72341</text:p>
          </table:table-cell>
          <table:table-cell office:value-type="string" calcext:value-type="string">
            <text:p>100.00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00%</text:p>
          </table:table-cell>
          <table:table-cell office:value-type="float" office:value="559686416" calcext:value-type="float">
            <text:p>559686416</text:p>
          </table:table-cell>
          <table:table-cell office:value-type="string" calcext:value-type="string">
            <text:p>100.00%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ferring_sites</text:p>
          </table:table-cell>
          <table:table-cell office:value-type="float" office:value="45195" calcext:value-type="float">
            <text:p>45195</text:p>
          </table:table-cell>
          <table:table-cell office:value-type="string" calcext:value-type="string">
            <text:p>62.4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.00%</text:p>
          </table:table-cell>
          <table:table-cell office:value-type="float" office:value="260982895" calcext:value-type="float">
            <text:p>260982895</text:p>
          </table:table-cell>
          <table:table-cell office:value-type="string" calcext:value-type="string">
            <text:p>46.63%</text:p>
          </table:table-cell>
          <table:table-cell table:number-columns-repeated="2"/>
          <table:table-cell office:value-type="string" calcext:value-type="string">
            <text:p>185.233.0.1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tus_codes</text:p>
          </table:table-cell>
          <table:table-cell office:value-type="float" office:value="54234" calcext:value-type="float">
            <text:p>54234</text:p>
          </table:table-cell>
          <table:table-cell office:value-type="string" calcext:value-type="string">
            <text:p>74.9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.00%</text:p>
          </table:table-cell>
          <table:table-cell office:value-type="float" office:value="559675568" calcext:value-type="float">
            <text:p>559675568</text:p>
          </table:table-cell>
          <table:table-cell office:value-type="string" calcext:value-type="string">
            <text:p>100.00%</text:p>
          </table:table-cell>
          <table:table-cell table:number-columns-repeated="2"/>
          <table:table-cell office:value-type="string" calcext:value-type="string">
            <text:p>2xx Succes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us_codes</text:p>
          </table:table-cell>
          <table:table-cell office:value-type="float" office:value="54234" calcext:value-type="float">
            <text:p>54234</text:p>
          </table:table-cell>
          <table:table-cell office:value-type="string" calcext:value-type="string">
            <text:p>74.9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.00%</text:p>
          </table:table-cell>
          <table:table-cell office:value-type="float" office:value="559675568" calcext:value-type="float">
            <text:p>559675568</text:p>
          </table:table-cell>
          <table:table-cell office:value-type="string" calcext:value-type="string">
            <text:p>100.00%</text:p>
          </table:table-cell>
          <table:table-cell table:number-columns-repeated="2"/>
          <table:table-cell office:value-type="string" calcext:value-type="string">
            <text:p>200 - OK: The request sent by the client was successfu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tus_codes</text:p>
          </table:table-cell>
          <table:table-cell office:value-type="float" office:value="18093" calcext:value-type="float">
            <text:p>18093</text:p>
          </table:table-cell>
          <table:table-cell office:value-type="string" calcext:value-type="string">
            <text:p>25.01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/>
          <table:table-cell office:value-type="string" calcext:value-type="string">
            <text:p>3xx Redirec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us_codes</text:p>
          </table:table-cell>
          <table:table-cell office:value-type="float" office:value="18093" calcext:value-type="float">
            <text:p>18093</text:p>
          </table:table-cell>
          <table:table-cell office:value-type="string" calcext:value-type="string">
            <text:p>25.01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table:number-columns-repeated="2"/>
          <table:table-cell office:value-type="string" calcext:value-type="string">
            <text:p>302 - Moved Temporarily (redirect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atus_cod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2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.00%</text:p>
          </table:table-cell>
          <table:table-cell office:value-type="float" office:value="10848" calcext:value-type="float">
            <text:p>10848</text:p>
          </table:table-cell>
          <table:table-cell office:value-type="string" calcext:value-type="string">
            <text:p>0.00%</text:p>
          </table:table-cell>
          <table:table-cell table:number-columns-repeated="2"/>
          <table:table-cell office:value-type="string" calcext:value-type="string">
            <text:p>5xx Server Erro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s_cod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2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.00%</text:p>
          </table:table-cell>
          <table:table-cell office:value-type="float" office:value="10848" calcext:value-type="float">
            <text:p>10848</text:p>
          </table:table-cell>
          <table:table-cell office:value-type="string" calcext:value-type="string">
            <text:p>0.00%</text:p>
          </table:table-cell>
          <table:table-cell table:number-columns-repeated="2"/>
          <table:table-cell office:value-type="string" calcext:value-type="string">
            <text:p>500 - Internal Server Err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6">00.00.0000</text:date>, <text:time style:data-style-name="N2" text:time-value="07:38:10.52522607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0.2$Linux_X86_64 LibreOffice_project/30$Build-2</meta:generator>
    <dc:date>2020-08-16T07:38:18.854187203</dc:date>
    <meta:editing-duration>PT1H20M7S</meta:editing-duration>
    <meta:editing-cycles>3</meta:editing-cycles>
    <meta:document-statistic meta:table-count="1" meta:cell-count="322" meta:object-count="0"/>
  </office:meta>
</office:document-meta>
</file>